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T1_12" style:family="text">
      <style:text-properties fo:font-weight="bold" style:font-weight-asian="bold" style:font-weight-complex="bold" style:text-underline-style="solid" style:text-underline-color="font-color"/>
    </style:style>
    <style:style style:name="T1_13" style:family="text">
      <style:text-properties fo:font-weight="bold" style:font-weight-asian="bold" style:font-weight-complex="bold" style:text-underline-style="solid" style:text-underline-color="font-color"/>
    </style:style>
    <style:style style:name="T1_14" style:family="text">
      <style:text-properties fo:font-weight="bold" style:font-weight-asian="bold" style:font-weight-complex="bold" style:text-underline-style="solid" style:text-underline-color="font-color"/>
    </style:style>
    <style:style style:name="T1_15" style:family="text">
      <style:text-properties fo:font-weight="bold" style:font-weight-asian="bold" style:font-weight-complex="bold" style:text-underline-style="solid" style:text-underline-color="font-color"/>
    </style:style>
    <style:style style:name="T1_16" style:family="text">
      <style:text-properties fo:font-weight="bold" style:font-weight-asian="bold" style:font-weight-complex="bold" style:text-underline-style="solid" style:text-underline-color="font-color"/>
    </style:style>
    <style:style style:name="T1_17" style:family="text">
      <style:text-properties fo:font-weight="bold" style:font-weight-asian="bold" style:font-weight-complex="bold" style:text-underline-style="solid" style:text-underline-color="font-color"/>
    </style:style>
    <style:style style:name="T1_18" style:family="text">
      <style:text-properties fo:font-weight="bold" style:font-weight-asian="bold" style:font-weight-complex="bold" style:text-underline-style="solid" style:text-underline-color="font-color"/>
    </style:style>
    <style:style style:name="T1_19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ésumé</text:span><text:span text:style-name="T1_2"><text:s/></text:span><text:span text:style-name="T1_3">de</text:span><text:span text:style-name="T1_4"><text:s/></text:span><text:span text:style-name="T1_5">l</text:span><text:span text:style-name="T1_6">’</text:span><text:span text:style-name="T1_7">étude</text:span><text:span text:style-name="T1_8"><text:s/></text:span><text:span text:style-name="T1_9">de</text:span><text:span text:style-name="T1_10"><text:s/></text:span><text:span text:style-name="T1_11">cas</text:span><text:span text:style-name="T1_12"><text:s/>:<text:s/></text:span><text:span text:style-name="T1_13">stade</text:span><text:span text:style-name="T1_14"><text:s/></text:span><text:span text:style-name="T1_15">d</text:span><text:span text:style-name="T1_16">'</text:span><text:span text:style-name="T1_17">eau</text:span><text:span text:style-name="T1_18"><text:s/></text:span><text:span text:style-name="T1_19">vive</text:span></text:p>
      <text:p text:style-name="P2"/>
      <text:p text:style-name="P3"><text:span text:style-name="T3_1"><text:tab/></text:span><text:span text:style-name="T3_2">Le</text:span><text:span text:style-name="T3_3"><text:s/></text:span><text:span text:style-name="T3_4">site</text:span><text:span text:style-name="T3_5"><text:s/></text:span><text:span text:style-name="T3_6">du</text:span><text:span text:style-name="T3_7"><text:s/></text:span><text:span text:style-name="T3_8">stade</text:span><text:span text:style-name="T3_9"><text:s/></text:span><text:span text:style-name="T3_10">d</text:span><text:span text:style-name="T3_11">'</text:span><text:span text:style-name="T3_12">eau</text:span><text:span text:style-name="T3_13"><text:s/></text:span><text:span text:style-name="T3_14">vive</text:span><text:span text:style-name="T3_15"><text:s/></text:span><text:span text:style-name="T3_16">est</text:span><text:span text:style-name="T3_17"><text:s/></text:span><text:span text:style-name="T3_18">un</text:span><text:span text:style-name="T3_19"><text:s/></text:span><text:span text:style-name="T3_20">endroit</text:span><text:span text:style-name="T3_21"><text:s/></text:span><text:span text:style-name="T3_22">où</text:span><text:span text:style-name="T3_23"><text:s/></text:span><text:span text:style-name="T3_24">l</text:span><text:span text:style-name="T3_25">'</text:span><text:span text:style-name="T3_26">on</text:span><text:span text:style-name="T3_27"><text:s/></text:span><text:span text:style-name="T3_28">peut</text:span><text:span text:style-name="T3_29"><text:s/></text:span><text:span text:style-name="T3_30">pratiquer</text:span><text:span text:style-name="T3_31"><text:s/></text:span><text:span text:style-name="T3_32">du</text:span><text:span text:style-name="T3_33"><text:s/></text:span><text:span text:style-name="T3_34">kayak</text:span><text:span text:style-name="T3_35"><text:s/></text:span><text:span text:style-name="T3_36">en</text:span><text:span text:style-name="T3_37"><text:s/></text:span><text:span text:style-name="T3_38">régulant</text:span><text:span text:style-name="T3_39"><text:s/></text:span><text:span text:style-name="T3_40">le</text:span><text:span text:style-name="T3_41"><text:s/></text:span><text:span text:style-name="T3_42">courant</text:span><text:span text:style-name="T3_43"><text:s/></text:span><text:span text:style-name="T3_44">d</text:span><text:span text:style-name="T3_45">’</text:span><text:span text:style-name="T3_46">eau</text:span><text:span text:style-name="T3_47"><text:s/></text:span><text:span text:style-name="T3_48">suivant</text:span><text:span text:style-name="T3_49"><text:s/></text:span><text:span text:style-name="T3_50">son</text:span><text:span text:style-name="T3_51"><text:s/></text:span><text:span text:style-name="T3_52">niveau</text:span><text:span text:style-name="T3_53">.<text:s/></text:span><text:span text:style-name="T3_54">Le</text:span><text:span text:style-name="T3_55"><text:s/></text:span><text:span text:style-name="T3_56">site</text:span><text:span text:style-name="T3_57"><text:s/></text:span><text:span text:style-name="T3_58">se</text:span><text:span text:style-name="T3_59"><text:s/></text:span><text:span text:style-name="T3_60">compose</text:span><text:span text:style-name="T3_61"><text:s/></text:span><text:span text:style-name="T3_62">d</text:span><text:span text:style-name="T3_63">'</text:span><text:span text:style-name="T3_64">une</text:span><text:span text:style-name="T3_65"><text:s/></text:span><text:span text:style-name="T3_66">baie</text:span><text:span text:style-name="T3_67"><text:s/></text:span><text:span text:style-name="T3_68">servant</text:span><text:span text:style-name="T3_69"><text:s/></text:span><text:span text:style-name="T3_70">de</text:span><text:span text:style-name="T3_71"><text:s/></text:span><text:span text:style-name="T3_72">réserve</text:span><text:span text:style-name="T3_73"><text:s/></text:span><text:span text:style-name="T3_74">d</text:span><text:span text:style-name="T3_75">'</text:span><text:span text:style-name="T3_76">eau</text:span><text:span text:style-name="T3_77">,<text:s/></text:span><text:span text:style-name="T3_78">d</text:span><text:span text:style-name="T3_79">'</text:span><text:span text:style-name="T3_80">un</text:span><text:span text:style-name="T3_81"><text:s/></text:span><text:span text:style-name="T3_82">barrage</text:span><text:span text:style-name="T3_83"><text:s/></text:span><text:span text:style-name="T3_84">qui</text:span><text:span text:style-name="T3_85"><text:s/></text:span><text:span text:style-name="T3_86">régule</text:span><text:span text:style-name="T3_87"><text:s/></text:span><text:span text:style-name="T3_88">le</text:span><text:span text:style-name="T3_89"><text:s/></text:span><text:span text:style-name="T3_90">flux</text:span><text:span text:style-name="T3_91"><text:s/></text:span><text:span text:style-name="T3_92">d</text:span><text:span text:style-name="T3_93">'</text:span><text:span text:style-name="T3_94">eau</text:span><text:span text:style-name="T3_95"><text:s/></text:span><text:span text:style-name="T3_96">et</text:span><text:span text:style-name="T3_97"><text:s/></text:span><text:span text:style-name="T3_98">ainsi</text:span><text:span text:style-name="T3_99"><text:s/></text:span><text:span text:style-name="T3_100">le</text:span><text:span text:style-name="T3_101"><text:s/></text:span><text:span text:style-name="T3_102">courant</text:span><text:span text:style-name="T3_103"><text:s/></text:span><text:span text:style-name="T3_104">délivré</text:span><text:span text:style-name="T3_105">,<text:s/></text:span><text:span text:style-name="T3_106">et</text:span><text:span text:style-name="T3_107"><text:s/></text:span><text:span text:style-name="T3_108">d</text:span><text:span text:style-name="T3_109">’</text:span><text:span text:style-name="T3_110">une</text:span><text:span text:style-name="T3_111"><text:s/></text:span><text:span text:style-name="T3_112">rivière</text:span><text:span text:style-name="T3_113"><text:s/></text:span><text:span text:style-name="T3_114">artificielle</text:span><text:span text:style-name="T3_115"><text:s/></text:span><text:span text:style-name="T3_116">en</text:span><text:span text:style-name="T3_117"><text:s/></text:span><text:span text:style-name="T3_118">béton</text:span><text:span text:style-name="T3_119"><text:s/></text:span><text:span text:style-name="T3_120">qui</text:span><text:span text:style-name="T3_121"><text:s/></text:span><text:span text:style-name="T3_122">se</text:span><text:span text:style-name="T3_123"><text:s/></text:span><text:span text:style-name="T3_124">jette</text:span><text:span text:style-name="T3_125"><text:s/></text:span><text:span text:style-name="T3_126">dans</text:span><text:span text:style-name="T3_127"><text:s/></text:span><text:span text:style-name="T3_128">la</text:span><text:span text:style-name="T3_129"><text:s/></text:span><text:span text:style-name="T3_130">mer</text:span><text:span text:style-name="T3_131">.</text:span></text:p>
      <text:p text:style-name="P4"><text:span text:style-name="T4_1"><text:tab/></text:span><text:span text:style-name="T4_2">Ce</text:span><text:span text:style-name="T4_3"><text:s/></text:span><text:span text:style-name="T4_4">système</text:span><text:span text:style-name="T4_5"><text:s/></text:span><text:span text:style-name="T4_6">fonctionne</text:span><text:span text:style-name="T4_7"><text:s/></text:span><text:span text:style-name="T4_8">avec</text:span><text:span text:style-name="T4_9"><text:s/></text:span><text:span text:style-name="T4_10">la</text:span><text:span text:style-name="T4_11"><text:s/></text:span><text:span text:style-name="T4_12">marée</text:span><text:span text:style-name="T4_13">.<text:s/></text:span><text:span text:style-name="T4_14">La</text:span><text:span text:style-name="T4_15"><text:s/></text:span><text:span text:style-name="T4_16">baie</text:span><text:span text:style-name="T4_17"><text:s/></text:span><text:span text:style-name="T4_18">se</text:span><text:span text:style-name="T4_19"><text:s/></text:span><text:span text:style-name="T4_20">remplit</text:span><text:span text:style-name="T4_21"><text:s/></text:span><text:span text:style-name="T4_22">lorsque</text:span><text:span text:style-name="T4_23"><text:s/></text:span><text:span text:style-name="T4_24">la</text:span><text:span text:style-name="T4_25"><text:s/></text:span><text:span text:style-name="T4_26">marée</text:span><text:span text:style-name="T4_27"><text:s/></text:span><text:span text:style-name="T4_28">monte</text:span><text:span text:style-name="T4_29">.<text:s/></text:span><text:span text:style-name="T4_30">Une</text:span><text:span text:style-name="T4_31"><text:s/></text:span><text:span text:style-name="T4_32">fois</text:span><text:span text:style-name="T4_33"><text:s/></text:span><text:span text:style-name="T4_34">la</text:span><text:span text:style-name="T4_35"><text:s/></text:span><text:span text:style-name="T4_36">marée</text:span><text:span text:style-name="T4_37"><text:s/></text:span><text:span text:style-name="T4_38">au</text:span><text:span text:style-name="T4_39"><text:s/></text:span><text:span text:style-name="T4_40">plus</text:span><text:span text:style-name="T4_41"><text:s/></text:span><text:span text:style-name="T4_42">haut</text:span><text:span text:style-name="T4_43">,<text:s/></text:span><text:span text:style-name="T4_44">les</text:span><text:span text:style-name="T4_45"><text:s/></text:span><text:span text:style-name="T4_46">valves</text:span><text:span text:style-name="T4_47"><text:s/></text:span><text:span text:style-name="T4_48">du</text:span><text:span text:style-name="T4_49"><text:s/></text:span><text:span text:style-name="T4_50">barrage</text:span><text:span text:style-name="T4_51"><text:s/></text:span><text:span text:style-name="T4_52">se</text:span><text:span text:style-name="T4_53"><text:s/></text:span><text:span text:style-name="T4_54">referment</text:span><text:span text:style-name="T4_55"><text:s/></text:span><text:span text:style-name="T4_56">et</text:span><text:span text:style-name="T4_57"><text:s/></text:span><text:span text:style-name="T4_58">la</text:span><text:span text:style-name="T4_59"><text:s/></text:span><text:span text:style-name="T4_60">baie</text:span><text:span text:style-name="T4_61"><text:s/></text:span><text:span text:style-name="T4_62">est</text:span><text:span text:style-name="T4_63"><text:s/></text:span><text:span text:style-name="T4_64">remplie</text:span><text:span text:style-name="T4_65"><text:s/></text:span><text:span text:style-name="T4_66">et</text:span><text:span text:style-name="T4_67"><text:s/></text:span><text:span text:style-name="T4_68">prête</text:span><text:span text:style-name="T4_69"><text:s/></text:span><text:span text:style-name="T4_70">à</text:span><text:span text:style-name="T4_71"><text:s/></text:span><text:span text:style-name="T4_72">être</text:span><text:span text:style-name="T4_73"><text:s/></text:span><text:span text:style-name="T4_74">utilisée</text:span><text:span text:style-name="T4_75">.<text:s/></text:span><text:span text:style-name="T4_76">Il</text:span><text:span text:style-name="T4_77"><text:s/></text:span><text:span text:style-name="T4_78">faut</text:span><text:span text:style-name="T4_79"><text:s/></text:span><text:span text:style-name="T4_80">attendre</text:span><text:span text:style-name="T4_81"><text:s/></text:span><text:span text:style-name="T4_82">que</text:span><text:span text:style-name="T4_83"><text:s/></text:span><text:span text:style-name="T4_84">la</text:span><text:span text:style-name="T4_85"><text:s/></text:span><text:span text:style-name="T4_86">marée</text:span><text:span text:style-name="T4_87"><text:s/></text:span><text:span text:style-name="T4_88">soit</text:span><text:span text:style-name="T4_89"><text:s/></text:span><text:span text:style-name="T4_90">basse</text:span><text:span text:style-name="T4_91"><text:s/></text:span><text:span text:style-name="T4_92">pour</text:span><text:span text:style-name="T4_93"><text:s/></text:span><text:span text:style-name="T4_94">que</text:span><text:span text:style-name="T4_95"><text:s/></text:span><text:span text:style-name="T4_96">le</text:span><text:span text:style-name="T4_97"><text:s/></text:span><text:span text:style-name="T4_98">stade</text:span><text:span text:style-name="T4_99"><text:s/></text:span><text:span text:style-name="T4_100">d</text:span><text:span text:style-name="T4_101">’</text:span><text:span text:style-name="T4_102">eau</text:span><text:span text:style-name="T4_103"><text:s/></text:span><text:span text:style-name="T4_104">vive</text:span><text:span text:style-name="T4_105"><text:s/></text:span><text:span text:style-name="T4_106">puisse</text:span><text:span text:style-name="T4_107"><text:s/></text:span><text:span text:style-name="T4_108">fonctionner</text:span><text:span text:style-name="T4_109">.<text:s/></text:span><text:span text:style-name="T4_110">A</text:span><text:span text:style-name="T4_111"><text:s/></text:span><text:span text:style-name="T4_112">ce</text:span><text:span text:style-name="T4_113"><text:s/></text:span><text:span text:style-name="T4_114">moment</text:span><text:span text:style-name="T4_115">-</text:span><text:span text:style-name="T4_116">là</text:span><text:span text:style-name="T4_117">,<text:s/></text:span><text:span text:style-name="T4_118">les</text:span><text:span text:style-name="T4_119"><text:s/></text:span><text:span text:style-name="T4_120">kayakistes</text:span><text:span text:style-name="T4_121"><text:s/></text:span><text:span text:style-name="T4_122">peuvent</text:span><text:span text:style-name="T4_123"><text:s/></text:span><text:span text:style-name="T4_124">descendre</text:span><text:span text:style-name="T4_125"><text:s/></text:span><text:span text:style-name="T4_126">la</text:span><text:span text:style-name="T4_127"><text:s/></text:span><text:span text:style-name="T4_128">rivière</text:span><text:span text:style-name="T4_129"><text:s/></text:span><text:span text:style-name="T4_130">artificielle</text:span><text:span text:style-name="T4_131"><text:s/></text:span><text:span text:style-name="T4_132">jusqu</text:span><text:span text:style-name="T4_133">’</text:span><text:span text:style-name="T4_134">à</text:span><text:span text:style-name="T4_135"><text:s/></text:span><text:span text:style-name="T4_136">ce</text:span><text:span text:style-name="T4_137"><text:s/></text:span><text:span text:style-name="T4_138">que</text:span><text:span text:style-name="T4_139"><text:s/></text:span><text:span text:style-name="T4_140">la</text:span><text:span text:style-name="T4_141"><text:s/></text:span><text:span text:style-name="T4_142">réserve</text:span><text:span text:style-name="T4_143"><text:s/></text:span><text:span text:style-name="T4_144">d</text:span><text:span text:style-name="T4_145">’</text:span><text:span text:style-name="T4_146">eau</text:span><text:span text:style-name="T4_147"><text:s/></text:span><text:span text:style-name="T4_148">atteigne</text:span><text:span text:style-name="T4_149"><text:s/></text:span><text:span text:style-name="T4_150">un</text:span><text:span text:style-name="T4_151"><text:s/></text:span><text:span text:style-name="T4_152">niveau</text:span><text:span text:style-name="T4_153"><text:s/></text:span><text:span text:style-name="T4_154">minimum</text:span><text:span text:style-name="T4_155"><text:s/></text:span><text:span text:style-name="T4_156">de</text:span><text:span text:style-name="T4_157"><text:s/></text:span><text:span text:style-name="T4_158">remplissage</text:span><text:span text:style-name="T4_159">.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